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a933" fo:border-left="1.5pt solid #000000" fo:border-right="none" fo:border-top="1.5pt solid #000000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11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00a933" fo:border-left="1.5pt solid #000000" fo:border-right="none" fo:border-top="none"/>
    </style:style>
    <style:style style:name="ce15" style:family="table-cell" style:parent-style-name="Default" style:data-style-name="N100">
      <style:table-cell-properties fo:background-color="#00a933"/>
    </style:style>
    <style:style style:name="ce16" style:family="table-cell" style:parent-style-name="Default" style:data-style-name="N100">
      <style:table-cell-properties fo:border-bottom="none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F_2_METRIC__gscv_attr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sklearn_refit_False_post_init</text:p>
          </table:table-cell>
          <table:table-cell table:style-name="ce1" office:value-type="string" calcext:value-type="string">
            <text:p>dask_refit_False_post_init</text:p>
          </table:table-cell>
          <table:table-cell table:style-name="ce1" office:value-type="string" calcext:value-type="string">
            <text:p>gstcv_sklearn_refit_False_post_init</text:p>
          </table:table-cell>
          <table:table-cell table:style-name="ce1" office:value-type="string" calcext:value-type="string">
            <text:p>gstcv_dask_refit_False_post_init</text:p>
          </table:table-cell>
          <table:table-cell table:style-name="ce1" office:value-type="string" calcext:value-type="string">
            <text:p>sklearn_refit_balanced_accuracy_post_init</text:p>
          </table:table-cell>
          <table:table-cell table:style-name="ce1" office:value-type="string" calcext:value-type="string">
            <text:p>dask_refit_balanced_accuracy_post_init</text:p>
          </table:table-cell>
          <table:table-cell table:style-name="ce1" office:value-type="string" calcext:value-type="string">
            <text:p>gstcv_sklearn_refit_balanced_accuracy_post_init</text:p>
          </table:table-cell>
          <table:table-cell table:style-name="ce1" office:value-type="string" calcext:value-type="string">
            <text:p>gstcv_dask_refit_balanced_accuracy_post_init</text:p>
          </table:table-cell>
          <table:table-cell table:style-name="ce11" office:value-type="string" calcext:value-type="string">
            <text:p>sklearn_refit_refit_fxn_post_init</text:p>
          </table:table-cell>
          <table:table-cell table:style-name="ce12" office:value-type="string" calcext:value-type="string">
            <text:p>dask_refit_refit_fxn_post_init</text:p>
          </table:table-cell>
          <table:table-cell table:style-name="ce12" office:value-type="string" calcext:value-type="string">
            <text:p>gstcv_sklearn_refit_refit_fxn_post_init</text:p>
          </table:table-cell>
          <table:table-cell table:style-name="ce13" office:value-type="string" calcext:value-type="string">
            <text:p>gstcv_dask_refit_refit_fxn_post_init</text:p>
          </table:table-cell>
          <table:table-cell table:style-name="ce11" office:value-type="string" calcext:value-type="string">
            <text:p>sklearn_refit_False_post_fit</text:p>
          </table:table-cell>
          <table:table-cell table:style-name="ce12" office:value-type="string" calcext:value-type="string">
            <text:p>dask_refit_False_post_fit</text:p>
          </table:table-cell>
          <table:table-cell table:style-name="ce12" office:value-type="string" calcext:value-type="string">
            <text:p>gstcv_sklearn_refit_False_post_fit</text:p>
          </table:table-cell>
          <table:table-cell table:style-name="ce13" office:value-type="string" calcext:value-type="string">
            <text:p>gstcv_dask_refit_False_post_fit</text:p>
          </table:table-cell>
          <table:table-cell table:style-name="ce11" office:value-type="string" calcext:value-type="string">
            <text:p>sklearn_refit_balanced_accuracy_post_fit</text:p>
          </table:table-cell>
          <table:table-cell table:style-name="ce12" office:value-type="string" calcext:value-type="string">
            <text:p>dask_refit_balanced_accuracy_post_fit</text:p>
          </table:table-cell>
          <table:table-cell table:style-name="ce12" office:value-type="string" calcext:value-type="string">
            <text:p>gstcv_sklearn_refit_balanced_accuracy_post_fit</text:p>
          </table:table-cell>
          <table:table-cell table:style-name="ce13" office:value-type="string" calcext:value-type="string">
            <text:p>gstcv_dask_refit_balanced_accuracy_post_fit</text:p>
          </table:table-cell>
          <table:table-cell table:style-name="ce11" office:value-type="string" calcext:value-type="string">
            <text:p>sklearn_refit_refit_fxn_post_fit</text:p>
          </table:table-cell>
          <table:table-cell table:style-name="ce12" office:value-type="string" calcext:value-type="string">
            <text:p>dask_refit_refit_fxn_post_fit</text:p>
          </table:table-cell>
          <table:table-cell table:style-name="ce12" office:value-type="string" calcext:value-type="string">
            <text:p>gstcv_sklearn_refit_refit_fxn_post_fit</text:p>
          </table:table-cell>
          <table:table-cell table:style-name="ce13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cv_results_</text:p>
          </table:table-cell>
          <table:table-cell table:style-name="ce2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ThresholdCV' object has no attribute 'cv_results_'</text:p>
          </table:table-cell>
          <table:table-cell table:style-name="ce8" office:value-type="string" calcext:value-type="string">
            <text:p>'GridSearchThresholdCV' object has no attribute 'cv_results_'</text:p>
          </table:table-cell>
          <table:table-cell table:style-name="ce2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CV' object has no attribute 'cv_results_'</text:p>
          </table:table-cell>
          <table:table-cell table:style-name="ce5" office:value-type="string" calcext:value-type="string">
            <text:p>'GridSearchThresholdCV' object has no attribute 'cv_results_'</text:p>
          </table:table-cell>
          <table:table-cell table:style-name="ce8" office:value-type="string" calcext:value-type="string">
            <text:p>'GridSearchThresholdCV' object has no attribute 'cv_results_'</text:p>
          </table:table-cell>
          <table:table-cell table:style-name="ce3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CV' object has no attribute 'cv_results_'</text:p>
          </table:table-cell>
          <table:table-cell table:style-name="ce6" office:value-type="string" calcext:value-type="string">
            <text:p>'GridSearchThresholdCV' object has no attribute 'cv_results_'</text:p>
          </table:table-cell>
          <table:table-cell table:style-name="ce9" office:value-type="string" calcext:value-type="string">
            <text:p>'GridSearchThresholdCV' object has no attribute 'cv_results_'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estimator_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best_estimator_'</text:p>
          </table:table-cell>
          <table:table-cell table:style-name="ce3" office:value-type="string" calcext:value-type="string">
            <text:p>LogisticRegression(C=0.01, max_iter=10000, tol=1e-06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LogisticRegression(C=0.1, max_iter=10000, tol=1e-06)</text:p>
          </table:table-cell>
          <table:table-cell table:style-name="ce9" office:value-type="string" calcext:value-type="string">
            <text:p>LogisticRegression(C=0.1, fit_intercept=False, max_iter=10000, solver='lbfgs',</text:p>
            <text:p>                   tol=1e-06)</text:p>
          </table:table-cell>
          <table:table-cell table:style-name="ce3" office:value-type="string" calcext:value-type="string">
            <text:p>LogisticRegression(C=0.01, max_iter=10000, tol=1e-06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LogisticRegression(C=0.01, max_iter=10000, tol=1e-06)</text:p>
          </table:table-cell>
          <table:table-cell table:style-name="ce9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score_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style-name="ce3" office:value-type="float" office:value="0.876666666666667" calcext:value-type="float">
            <text:p>0.876666666666667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876666666666667" calcext:value-type="float">
            <text:p>0.876666666666667</text:p>
          </table:table-cell>
          <table:table-cell table:style-name="ce9" office:value-type="float" office:value="0.860357142857143" calcext:value-type="float">
            <text:p>0.860357142857143</text:p>
          </table:table-cell>
          <table:table-cell table:style-name="ce3" office:value-type="string" calcext:value-type="string">
            <text:p>'GridSearchCV' object has no attribute 'best_score_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GridSearchThresholdCV' object has no attribute 'best_score_'</text:p>
          </table:table-cell>
          <table:table-cell table:style-name="ce9" office:value-type="string" calcext:value-type="string">
            <text:p>'GridSearchThresholdCV' object has no attribute 'best_score_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params_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'GridSearchCV' object has no attribute 'best_params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params_'</text:p>
          </table:table-cell>
          <table:table-cell table:style-name="ce9" office:value-type="string" calcext:value-type="string">
            <text:p>'GridSearchThresholdCV' object has no attribute 'best_params_'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': 0.1}</text:p>
          </table:table-cell>
          <table:table-cell table:style-name="ce9" office:value-type="string" calcext:value-type="string">
            <text:p>{'C': 0.1}</text:p>
          </table:table-cell>
          <table:table-cell table:style-name="ce3" office:value-type="string" calcext:value-type="string">
            <text:p>{'C': 0.01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': 0.01}</text:p>
          </table:table-cell>
          <table:table-cell table:style-name="ce9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index_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string" calcext:value-type="string">
            <text:p>'GridSearchCV' object has no attribute 'best_index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index_'</text:p>
          </table:table-cell>
          <table:table-cell table:style-name="ce9" office:value-type="string" calcext:value-type="string">
            <text:p>'GridSearchThresholdCV' object has no attribute 'best_index_'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r_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'GridSearchThresholdCV' object has no attribute 'scorer_'</text:p>
          </table:table-cell>
          <table:table-cell table:style-name="ce9" office:value-type="string" calcext:value-type="string">
            <text:p>'GridSearchThresholdCV' object has no attribute 'scorer_'</text:p>
          </table:table-cell>
          <table:table-cell table:style-name="ce3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style-name="ce9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style-name="ce3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style-name="ce9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style-name="ce3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style-name="ce9" office:value-type="string" calcext:value-type="string">
            <text:p>{'accuracy': &lt;function accuracy_score at 0x7f73d23f5ee0&gt;, 'balanced_accuracy': &lt;function balanced_accuracy_score at 0x7f73d23f7240&gt;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splits_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CV' object has no attribute 'n_splits_'</text:p>
          </table:table-cell>
          <table:table-cell table:style-name="ce6" office:value-type="string" calcext:value-type="string">
            <text:p>'GridSearchThresholdCV' object has no attribute 'n_splits_'</text:p>
          </table:table-cell>
          <table:table-cell table:style-name="ce9" office:value-type="string" calcext:value-type="string">
            <text:p>'GridSearchThresholdCV' object has no attribute 'n_splits_'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fit_time_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string" calcext:value-type="string">
            <text:p>'GridSearchCV' object has no attribute 'refit_time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refit_time_'</text:p>
          </table:table-cell>
          <table:table-cell table:style-name="ce9" office:value-type="string" calcext:value-type="string">
            <text:p>'GridSearchThresholdCV' object has no attribute 'refit_time_'</text:p>
          </table:table-cell>
          <table:table-cell table:style-name="ce3" office:value-type="float" office:value="0.0116076469421387" calcext:value-type="float">
            <text:p>0.0116076469421387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00799348700093105" calcext:value-type="float">
            <text:p>0.00799348700093105</text:p>
          </table:table-cell>
          <table:table-cell table:style-name="ce9" office:value-type="float" office:value="1.96437180199428" calcext:value-type="float">
            <text:p>1.96437180199428</text:p>
          </table:table-cell>
          <table:table-cell table:style-name="ce3" office:value-type="float" office:value="0.00977087020874023" calcext:value-type="float">
            <text:p>0.00977087020874023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0.00737654702970758" calcext:value-type="float">
            <text:p>0.00737654702970758</text:p>
          </table:table-cell>
          <table:table-cell table:style-name="ce9" office:value-type="float" office:value="1.49642801500158" calcext:value-type="float">
            <text:p>1.49642801500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metric_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3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CV' object has no attribute 'multimetric_'</text:p>
          </table:table-cell>
          <table:table-cell table:style-name="ce6" office:value-type="string" calcext:value-type="string">
            <text:p>'GridSearchThresholdCV' object has no attribute 'multimetric_'</text:p>
          </table:table-cell>
          <table:table-cell table:style-name="ce9" office:value-type="string" calcext:value-type="string">
            <text:p>'GridSearchThresholdCV' object has no attribute 'multimetric_'</text:p>
          </table:table-cell>
          <table:table-cell table:style-name="ce14" office:value-type="string" calcext:value-type="string">
            <text:p>Tru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15" office:value-type="string" calcext:value-type="string">
            <text:p>True</text:p>
          </table:table-cell>
          <table:table-cell table:style-name="ce16"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15" office:value-type="string" calcext:value-type="string">
            <text:p>True</text:p>
          </table:table-cell>
          <table:table-cell table:style-name="ce16"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15" office:value-type="string" calcext:value-type="string">
            <text:p>True</text:p>
          </table:table-cell>
          <table:table-cell table:style-name="ce16" office:value-type="string" calcext:value-type="string">
            <text:p>Tru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9" office:value-type="string" calcext:value-type="string">
            <text:p>'LogisticRegression' object has no attribute 'classes_'</text:p>
          </table:table-cell>
          <table:table-cell table:style-name="ce3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GridSearchCV object has no n_features_in_ attribute.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string" calcext:value-type="string">
            <text:p>GridSearchThresholdCV object has no n_features_in_ attribute.</text:p>
          </table:table-cell>
          <table:table-cell table:style-name="ce9" office:value-type="string" calcext:value-type="string">
            <text:p>GridSearchThresholdCV object has no n_features_in_ attribute.</text:p>
          </table:table-cell>
          <table:table-cell table:style-name="ce3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GridSearchThresholdCV' object has no attribute 'best_estimator_'</text:p>
          </table:table-cell>
          <table:table-cell table:style-name="ce9" office:value-type="string" calcext:value-type="string">
            <text:p>'GridSearchThresholdCV' object has no attribute '_n_features_in_'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'GridSearchCV' object has no attribute 'feature_names_in_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'GridSearchThresholdCV' object has no attribute 'feature_names_in_'</text:p>
          </table:table-cell>
          <table:table-cell table:style-name="ce10" office:value-type="string" calcext:value-type="string">
            <text:p>'GridSearchThresholdCV' object has no attribute 'feature_names_in_'</text:p>
          </table:table-cell>
          <table:table-cell table:style-name="ce4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style-name="ce4" office:value-type="string" calcext:value-type="string">
            <text:p>['a' 'b' 'c' 'd' 'e' 'f' 'g' 'h' 'i' 'j']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['a' 'b' 'c' 'd' 'e' 'f' 'g' 'h' 'i' 'j']</text:p>
          </table:table-cell>
          <table:table-cell table:style-name="ce10" office:value-type="string" calcext:value-type="string">
            <text:p>['a' 'b' 'c' 'd' 'e' 'f' 'g' 'h' 'i' 'j']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6:20:13.700860885</dc:date>
    <meta:editing-duration>PT8M48S</meta:editing-duration>
    <meta:editing-cycles>9</meta:editing-cycles>
    <meta:generator>LibreOffice/7.3.7.2$Linux_X86_64 LibreOffice_project/30$Build-2</meta:generator>
    <meta:document-statistic meta:table-count="1" meta:cell-count="324" meta:object-count="0"/>
  </office:meta>
</office:document-meta>
</file>